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77000000D9945FCD347FCCF1F3.png" manifest:media-type="image/png"/>
  <manifest:file-entry manifest:full-path="Pictures/100010580000909C0000166FD21A14F0A9096EB5.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Symbol2" svg:font-family="Symbol"/>
    <style:font-face style:name="Wingdings2" svg:font-family="Wingdings"/>
    <style:font-face style:name="Courier New2" svg:font-family="'Courier New', 'DejaVu Sans'" style:font-family-generic="modern"/>
    <style:font-face style:name="Arial2" svg:font-family="Arial, 'DejaVu Sans'" style:font-family-generic="swiss"/>
    <style:font-face style:name="SimSun2" svg:font-family="SimSun, 'Droid Sans Fallback'" style:font-family-generic="swiss"/>
    <style:font-face style:name="Lohit Devanagari1" svg:font-family="'Lohit Devanagari'" style:font-pitch="variable"/>
    <style:font-face style:name="Symbol1" svg:font-family="Symbol" style:font-pitch="variable"/>
    <style:font-face style:name="Wingdings1" svg:font-family="Wingdings" style:font-pitch="variable"/>
    <style:font-face style:name="Courier New1" svg:font-family="'Courier New', 'DejaVu Sans'" style:font-family-generic="modern" style:font-pitch="variable"/>
    <style:font-face style:name="Arial3" svg:font-family="Arial" style:font-family-generic="roman" style:font-pitch="variable"/>
    <style:font-face style:name="Arial" svg:font-family="Arial, 'DejaVu Sans'" style:font-family-generic="roman" style:font-pitch="variable"/>
    <style:font-face style:name="Courier New" svg:font-family="'Courier New', '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mSun" svg:font-family="SimSun, 'Droid Sans Fallback'"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DejaVu Sans'" style:font-family-generic="swiss" style:font-pitch="variable"/>
    <style:font-face style:name="Liberation Sans1" svg:font-family="'Liberation Sans'" style:font-family-generic="swiss" style:font-pitch="variable"/>
    <style:font-face style:name="SimSun1" svg:font-family="SimSun, 'Droid Sans Fallback'" style:font-family-generic="swiss" style:font-pitch="variable"/>
    <style:font-face style:name="Arial4" svg:font-family="Arial, 'DejaVu Sans'" style:font-family-generic="system" style:font-pitch="variable"/>
    <style:font-face style:name="Courier New3" svg:font-family="'Courier New', 'DejaVu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imSun3" svg:font-family="SimSun, 'Droid Sans Fallback'" style:font-family-generic="system" style:font-pitch="variable"/>
    <style:font-face style:name="Symbol3"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1" style:family="paragraph">
      <style:paragraph-properties fo:margin-top="0cm" fo:margin-bottom="0cm"/>
      <style:text-properties fo:font-weight="normal" style:font-weight-asian="normal" style:font-weight-complex="normal"/>
    </style:style>
    <style:style style:name="P2" style:family="paragraph">
      <loext:graphic-properties draw:fill-color="#ffffff"/>
      <style:paragraph-properties fo:margin-top="0cm" fo:margin-bottom="0cm"/>
      <style:text-properties fo:font-size="32pt" fo:font-weight="normal" style:font-size-asian="32pt" style:font-weight-asian="normal" style:font-size-complex="32pt" style:font-weight-complex="normal"/>
    </style:style>
    <style:style style:name="P3" style:family="paragraph">
      <loext:graphic-properties draw:fill-color="#ffffff"/>
    </style:style>
    <style:style style:name="P4" style:family="paragraph">
      <style:paragraph-properties fo:margin-top="0cm" fo:margin-bottom="0cm"/>
    </style:style>
    <style:style style:name="P5" style:family="paragraph">
      <style:paragraph-properties fo:margin-top="0cm" fo:margin-bottom="0cm"/>
      <style:text-properties fo:font-size="45.5pt" style:font-size-asian="45.5pt" style:font-size-complex="45.5pt"/>
    </style:style>
    <style:style style:name="P6" style:family="paragraph">
      <style:paragraph-properties fo:text-align="justify"/>
    </style:style>
    <style:style style:name="P7" style:family="paragraph">
      <style:paragraph-properties fo:text-align="justify"/>
      <style:text-properties fo:font-size="34.7000007629395pt" style:font-size-asian="34.7000007629395pt" style:font-size-complex="34.7000007629395pt"/>
    </style:style>
    <style:style style:name="P8" style:family="paragraph">
      <style:paragraph-properties fo:margin-top="0cm" fo:margin-bottom="0cm"/>
      <style:text-properties fo:font-size="47.5pt" style:font-size-asian="47.5pt" style:font-size-complex="47.5pt"/>
    </style:style>
    <style:style style:name="P9" style:family="paragraph">
      <style:paragraph-properties fo:text-align="justify"/>
      <style:text-properties fo:font-size="34.5pt" style:font-size-asian="34.5pt" style:font-size-complex="34.5pt"/>
    </style:style>
    <style:style style:name="P10" style:family="paragraph">
      <style:paragraph-properties style:line-height-at-least="0.026cm" fo:text-align="justify"/>
    </style:style>
    <style:style style:name="P11" style:family="paragraph">
      <style:paragraph-properties style:line-height-at-least="0.45cm"/>
    </style:style>
    <style:style style:name="P12" style:family="paragraph">
      <style:paragraph-properties style:line-height-at-least="0.45cm"/>
      <style:text-properties fo:font-size="34.5pt" style:font-size-asian="34.5pt" style:font-size-complex="34.5pt"/>
    </style:style>
    <style:style style:name="P13" style:family="paragraph">
      <style:paragraph-properties fo:margin-left="0cm" fo:margin-right="0cm" style:line-height-at-least="0.582cm" fo:text-indent="0cm"/>
    </style:style>
    <style:style style:name="T1" style:family="text">
      <style:text-properties fo:color="#000000" style:font-name="Times New Roman" fo:font-size="32pt" fo:language="en" fo:country="US" fo:font-weight="normal" style:letter-kerning="true" style:font-name-asian="Times New Roman" style:font-size-asian="32pt" style:language-asian="ar" style:country-asian="none" style:font-weight-asian="normal" style:font-size-complex="32pt" style:font-weight-complex="normal"/>
    </style:style>
    <style:style style:name="T2" style:family="text">
      <style:text-properties fo:color="#000000" style:font-name="Times New Roman" fo:font-size="45.5pt" fo:language="en" fo:country="US" fo:font-weight="bold" style:letter-kerning="true" style:font-name-asian="Times New Roman" style:font-size-asian="45.5pt" style:language-asian="ar" style:country-asian="none" style:font-weight-asian="bold" style:font-size-complex="45.5pt" style:font-weight-complex="bold"/>
    </style:style>
    <style:style style:name="T3" style:family="text">
      <style:text-properties fo:color="#000000" style:font-name="Times New Roman" fo:font-size="34.7000007629395pt" fo:language="en" fo:country="US" style:letter-kerning="true" style:font-name-asian="Times New Roman" style:font-size-asian="34.7000007629395pt" style:language-asian="ar" style:country-asian="none" style:font-size-complex="34.7000007629395pt"/>
    </style:style>
    <style:style style:name="T4" style:family="text">
      <style:text-properties fo:color="#000000" style:font-name="Times New Roman" fo:font-size="47.5pt" fo:language="en" fo:country="US" fo:font-weight="bold" style:letter-kerning="true" style:font-name-asian="Times New Roman" style:font-size-asian="47.5pt" style:language-asian="ar" style:country-asian="none" style:font-weight-asian="bold" style:font-size-complex="47.5pt" style:font-weight-complex="bold"/>
    </style:style>
    <style:style style:name="T5" style:family="text">
      <style:text-properties fo:color="#000000" style:font-name="Times New Roman" fo:font-size="34.5pt" fo:language="en" fo:country="US" style:letter-kerning="true" style:font-name-asian="Times New Roman" style:font-size-asian="34.5pt" style:language-asian="ar" style:country-asian="none" style:font-size-complex="34.5pt"/>
    </style:style>
    <style:style style:name="T6" style:family="text">
      <style:text-properties fo:color="#000000" style:font-name="Times New Roman" fo:font-size="34.5pt" fo:language="en" fo:country="US" fo:font-weight="bold" style:letter-kerning="true" style:font-name-asian="Times New Roman" style:font-size-asian="34.5pt" style:language-asian="ar" style:country-asian="none" style:font-weight-asian="bold" style:font-size-complex="34.5pt" style:font-weight-complex="bold"/>
    </style:style>
    <style:style style:name="T7" style:family="text">
      <style:text-properties fo:font-weight="bold" style:font-weight-asian="bold" style:font-weight-complex="bold"/>
    </style:style>
    <style:style style:name="T8" style:family="text">
      <style:text-properties fo:color="#000000" style:font-name="Times New Roman" fo:font-size="34.5pt" fo:language="en" fo:country="US" fo:font-style="italic" style:letter-kerning="true" style:font-name-asian="Times New Roman" style:font-size-asian="34.5pt" style:language-asian="ar" style:country-asian="none" style:font-style-asian="italic" style:font-size-complex="34.5pt" style:font-style-complex="italic"/>
    </style:style>
    <style:style style:name="T9" style:family="text">
      <style:text-properties fo:color="#000000" fo:font-weight="bold" style:font-weight-asian="bold" style:font-weight-complex="bold"/>
    </style:style>
    <style:style style:name="T10" style:family="text">
      <style:text-properties fo:color="#000000" style:font-name="Times New Roman" fo:font-size="30pt" fo:language="en" fo:country="US" fo:font-style="italic" fo:font-weight="bold" style:letter-kerning="true" style:font-name-asian="Times New Roman" style:font-size-asian="30pt" style:language-asian="ar" style:country-asian="none" style:font-style-asian="italic" style:font-weight-asian="bold" style:font-size-complex="30pt" style:font-style-complex="italic" style:font-weight-complex="bold"/>
    </style:style>
    <style:style style:name="T11" style:family="text">
      <style:text-properties fo:color="#000000" style:font-name="Times New Roman" fo:font-size="30pt" fo:language="en" fo:country="US" fo:font-style="italic" style:letter-kerning="true" style:font-name-asian="Times New Roman" style:font-size-asian="30pt" style:language-asian="ar" style:country-asian="none" style:font-style-asian="italic" style:font-size-complex="3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presentation:user-transformed="true">
          <draw:text-box>
            <text:p>Que es la Shell</text:p>
          </draw:text-box>
        </draw:frame>
        <draw:frame presentation:style-name="pr2" draw:text-style-name="P2" draw:layer="layout" svg:width="25.2cm" svg:height="12.179cm" svg:x="1.4cm" svg:y="5.066cm" presentation:class="subtitle" presentation:user-transformed="true">
          <draw:text-box>
            <text:p text:style-name="P1"><text:span text:style-name="T1">El Shell es un intérprete de comandos. Más que únicamente una capa aislada entre el Kernel del sistema operativo y el usuario, es decir Un shell es un programa a medio camino entre el usuario y el sistema operativo, es también considerado un lenguaje de programación.</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1">
        <draw:frame presentation:style-name="pr4" draw:text-style-name="P5" draw:layer="layout" svg:width="19.5cm" svg:height="3.467cm" svg:x="1.4cm" svg:y="0.8cm" presentation:class="title" presentation:user-transformed="true">
          <draw:text-box>
            <text:p text:style-name="P4"><text:span text:style-name="T2">¿Qué es Shell Scripting?</text:span></text:p>
          </draw:text-box>
        </draw:frame>
        <draw:frame presentation:style-name="pr5" draw:text-style-name="P7" draw:layer="layout" svg:width="25.2cm" svg:height="12.179cm" svg:x="1.4cm" svg:y="5.066cm" presentation:class="outline" presentation:user-transformed="true">
          <draw:text-box>
            <text:p text:style-name="P6"><text:span text:style-name="T3"/></text:p>
            <text:p text:style-name="P6"><text:span text:style-name="T3">Un Shell Script es un script para la Shell de comandos (terminal).es una herramienta fácil de utilizar para construir aplicaciones “pegando” llamadas al sistema, herramientas, utilidades y archivos binarios.</text:span></text:p>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draw:frame presentation:style-name="pr4" draw:text-style-name="P8" draw:layer="layout" svg:width="19.5cm" svg:height="3.467cm" svg:x="1.4cm" svg:y="0.8cm" presentation:class="title" presentation:user-transformed="true">
          <draw:text-box>
            <text:p text:style-name="P4"><text:span text:style-name="T4">Sha Bang (#!)</text:span></text:p>
          </draw:text-box>
        </draw:frame>
        <draw:frame presentation:style-name="pr5" draw:text-style-name="P9" draw:layer="layout" svg:width="25.2cm" svg:height="12.179cm" svg:x="1.4cm" svg:y="5.066cm" presentation:class="outline" presentation:user-transformed="true">
          <draw:text-box>
            <text:p text:style-name="P6"><text:span text:style-name="T5">Se denomina </text:span><text:span text:style-name="T6">“sha-bang”</text:span><text:span text:style-name="T5"> a la secuencia </text:span><text:span text:style-name="T6">#!</text:span><text:span text:style-name="T5"> con la que se inician los scripts. Su función es indicarle al sistema que se trata de un conjunto de comandos para que sean Interpretados. En realidad, es un número mágico de dos bytes. El número mágico es un marcador especial para indicar el tipo de archivo, en este caso, indica que se trata de un script de Shell ejecutable.</text:span></text:p>
          </draw:text-box>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draw:frame presentation:style-name="pr4" draw:layer="layout" svg:width="19.5cm" svg:height="3.467cm" svg:x="1.4cm" svg:y="0.8cm" presentation:class="title" presentation:placeholder="true">
          <draw:text-box/>
        </draw:frame>
        <draw:frame presentation:style-name="pr5" draw:layer="layout" svg:width="25.2cm" svg:height="12.179cm" svg:x="1.4cm" svg:y="5.066cm" presentation:class="outline">
          <draw:text-box>
            <text:p text:style-name="P6">En la primera línea del script se debe indicar que shell que vas a usar ( /bin/bash/ , /usr/bin/perl , etc ) Aunque da igual la que uses lo importante es el contenido:</text:p>
            <text:p text:style-name="P6">#! /bin/bash</text:p>
          </draw:text-box>
        </draw:frame>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draw:frame presentation:style-name="pr4" draw:text-style-name="P8" draw:layer="layout" svg:width="19.5cm" svg:height="3.467cm" svg:x="1.4cm" svg:y="0.8cm" presentation:class="title" presentation:user-transformed="true">
          <draw:text-box>
            <text:p text:style-name="P4"><text:span text:style-name="T4">Comentarios</text:span></text:p>
          </draw:text-box>
        </draw:frame>
        <draw:frame presentation:style-name="pr5" draw:layer="layout" svg:width="25.2cm" svg:height="12.179cm" svg:x="1.4cm" svg:y="5.066cm" presentation:class="outline" presentation:user-transformed="true">
          <draw:text-box>
            <text:p text:style-name="P6">Para introducir comentarios se debe poner #. Por cada linea que deseéis poner un comentario, lo primero que debe tener es #. Es importante añadir comentarios comentando la utilidad del script o las variables que se crean.</text:p>
            <text:p text:style-name="P6"><text:span text:style-name="T7">Ejemplo:</text:span></text:p>
            <text:p text:style-name="P10">#! /bin/bash</text:p>
            <text:p text:style-name="P10">#mi <text:s/>primer script</text:p>
            <text:p text:style-name="P10">#hola mundo</text:p>
            <text:p text:style-name="P10">#comentario</text:p>
            <text:p text:style-name="P10">echo “hola mundo”</text:p>
          </draw:text-box>
        </draw:frame>
        <presentation:notes draw:style-name="dp2">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2T1">
        <draw:frame presentation:style-name="pr4" draw:layer="layout" svg:width="19.5cm" svg:height="3.467cm" svg:x="1.4cm" svg:y="0.8cm" presentation:class="title" presentation:placeholder="true">
          <draw:text-box/>
        </draw:frame>
        <draw:frame presentation:style-name="pr5" draw:layer="layout" svg:width="25.2cm" svg:height="12.179cm" svg:x="1.4cm" svg:y="5.066cm" presentation:class="outline">
          <draw:text-box>
            <text:list text:style-name="L2">
              <text:list-item>
                <text:p>#!/bin/bash</text:p>
              </text:list-item>
              <text:list-item>
                <text:p>HOLA="Hola, hoy es el día $(date +</text:p>
              </text:list-item>
              <text:list-item>
                <text:p>%j) del año."</text:p>
              </text:list-item>
              <text:list-item>
                <text:p>echo $HOLA</text:p>
              </text:list-item>
            </text:list>
          </draw:text-box>
        </draw:frame>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draw:frame presentation:style-name="pr4" draw:text-style-name="P8" draw:layer="layout" svg:width="19.5cm" svg:height="3.467cm" svg:x="1.4cm" svg:y="0.8cm" presentation:class="title" presentation:user-transformed="true">
          <draw:text-box>
            <text:p text:style-name="P4"><text:span text:style-name="T4">Variables</text:span></text:p>
          </draw:text-box>
        </draw:frame>
        <draw:frame presentation:style-name="pr5" draw:text-style-name="P7" draw:layer="layout" svg:width="25.2cm" svg:height="12.179cm" svg:x="1.4cm" svg:y="5.066cm" presentation:class="outline" presentation:user-transformed="true">
          <draw:text-box>
            <text:p text:style-name="P6"><text:span text:style-name="T3">Al igual que cualquier otro lenguaje de programación, los programas escritos en bash shell o Shell script pueden usar variables para almacenar información de forma temporal. La única diferencia entre estas variables y las de cualquier otro lenguaje de programación de uso habitual es que todas se tratan como si de cadenas de caracteres se tratase y además pueden contener datos de longitud arbitraria. Esto significa que aunque una variable contenga el valor 123, el Shell interpretará ese valor como una cadena de tres caracteres, nunca como un número entero.</text:span></text:p>
          </draw:text-box>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4" draw:layer="layout" svg:width="19.5cm" svg:height="3.467cm" svg:x="1.4cm" svg:y="0.8cm" presentation:class="title" presentation:placeholder="true">
          <draw:text-box/>
        </draw:frame>
        <draw:frame presentation:style-name="pr5" draw:layer="layout" svg:width="25.2cm" svg:height="12.179cm" svg:x="1.4cm" svg:y="5.066cm" presentation:class="outline">
          <draw:text-box>
            <text:p text:style-name="P11">#!/bin/bash</text:p>
            <text:p text:style-name="P11">pin="1234"</text:p>
            <text:p text:style-name="P11">echo "Introduzca su pin"<text:line-break/>read -s clave</text:p>
            <text:p text:style-name="P11">if test "$clave" = "$pin"<text:line-break/>then<text:line-break/>           echo "Pin correcto"<text:line-break/>           echo "Acceso permitido"<text:line-break/>else<text:line-break/>           echo "Pin incorrecto"<text:line-break/></text:p>
          </draw:text-box>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draw:frame presentation:style-name="pr4" draw:layer="layout" svg:width="19.5cm" svg:height="3.467cm" svg:x="1.4cm" svg:y="0.8cm" presentation:class="title" presentation:placeholder="true">
          <draw:text-box/>
        </draw:frame>
        <draw:frame presentation:style-name="pr5" draw:text-style-name="P12" draw:layer="layout" svg:width="25.2cm" svg:height="12.179cm" svg:x="1.4cm" svg:y="5.066cm" presentation:class="outline" presentation:user-transformed="true">
          <draw:text-box>
            <text:p text:style-name="P11"><text:span text:style-name="T6">if</text:span><text:span text:style-name="T5"> </text:span><text:span text:style-name="T8">condicion1</text:span><text:span text:style-name="T5"><text:line-break/></text:span><text:span text:style-name="T6">then           [bloque de comandos si la condición1 se cumple] </text:span><text:span text:style-name="T6"><text:line-break/></text:span><text:span text:style-name="T6">elif </text:span><text:span text:style-name="T8">condicion2</text:span><text:span text:style-name="T6"><text:line-break/></text:span><text:span text:style-name="T6">then</text:span><text:span text:style-name="T6"><text:line-break/></text:span><text:span text:style-name="T6">           [bloque de comandos si la condición2 se cumple] </text:span><text:span text:style-name="T6"><text:line-break/></text:span><text:span text:style-name="T6">else</text:span><text:span text:style-name="T6"><text:line-break/></text:span><text:span text:style-name="T6">           [bloque de comandos comandos si no se cumplen ni la </text:span><text:span text:style-name="T8">condición1</text:span><text:span text:style-name="T6"> ni la </text:span><text:span text:style-name="T8">condición2</text:span><text:span text:style-name="T6"> ]  </text:span><text:span text:style-name="T6"><text:line-break/></text:span><text:span text:style-name="T6">fi</text:span></text:p>
          </draw:text-box>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draw:frame presentation:style-name="pr4" draw:layer="layout" svg:width="19.5cm" svg:height="3.467cm" svg:x="1.4cm" svg:y="0.8cm" presentation:class="title" presentation:user-transformed="true">
          <draw:text-box>
            <text:p>Estructuras de Control</text:p>
          </draw:text-box>
        </draw:frame>
        <draw:frame presentation:style-name="pr5" draw:layer="layout" svg:width="25.2cm" svg:height="12.179cm" svg:x="1.4cm" svg:y="5.066cm" presentation:class="outline" presentation:user-transformed="true">
          <draw:text-box>
            <text:p text:style-name="P13"><text:span text:style-name="T9">If</text:span></text:p>
            <text:p text:style-name="P11">La sintaxis mas sencilla será:</text:p>
            <text:p text:style-name="P11"><text:span text:style-name="T10">if</text:span><text:span text:style-name="T11"> condicion </text:span><text:span text:style-name="T11"><text:line-break/></text:span><text:span text:style-name="T10">then          [bloque de comandos]</text:span><text:span text:style-name="T10"><text:line-break/></text:span><text:span text:style-name="T10">[else]</text:span><text:span text:style-name="T10"><text:line-break/></text:span><text:span text:style-name="T10">          [bloque de comandos]</text:span><text:span text:style-name="T10"><text:line-break/></text:span><text:span text:style-name="T10">fi</text:span></text:p>
          </draw:text-box>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Symbol2" svg:font-family="Symbol"/>
    <style:font-face style:name="Wingdings2" svg:font-family="Wingdings"/>
    <style:font-face style:name="Courier New2" svg:font-family="'Courier New', 'DejaVu Sans'" style:font-family-generic="modern"/>
    <style:font-face style:name="Arial2" svg:font-family="Arial, 'DejaVu Sans'" style:font-family-generic="swiss"/>
    <style:font-face style:name="SimSun2" svg:font-family="SimSun, 'Droid Sans Fallback'" style:font-family-generic="swiss"/>
    <style:font-face style:name="Lohit Devanagari1" svg:font-family="'Lohit Devanagari'" style:font-pitch="variable"/>
    <style:font-face style:name="Symbol1" svg:font-family="Symbol" style:font-pitch="variable"/>
    <style:font-face style:name="Wingdings1" svg:font-family="Wingdings" style:font-pitch="variable"/>
    <style:font-face style:name="Courier New1" svg:font-family="'Courier New', 'DejaVu Sans'" style:font-family-generic="modern" style:font-pitch="variable"/>
    <style:font-face style:name="Arial3" svg:font-family="Arial" style:font-family-generic="roman" style:font-pitch="variable"/>
    <style:font-face style:name="Arial" svg:font-family="Arial, 'DejaVu Sans'" style:font-family-generic="roman" style:font-pitch="variable"/>
    <style:font-face style:name="Courier New" svg:font-family="'Courier New', 'DejaVu Sans'" style:font-family-generic="roman" style:font-pitch="variable"/>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mSun" svg:font-family="SimSun, 'Droid Sans Fallback'"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DejaVu Sans'" style:font-family-generic="swiss" style:font-pitch="variable"/>
    <style:font-face style:name="Liberation Sans1" svg:font-family="'Liberation Sans'" style:font-family-generic="swiss" style:font-pitch="variable"/>
    <style:font-face style:name="SimSun1" svg:font-family="SimSun, 'Droid Sans Fallback'" style:font-family-generic="swiss" style:font-pitch="variable"/>
    <style:font-face style:name="Arial4" svg:font-family="Arial, 'DejaVu Sans'" style:font-family-generic="system" style:font-pitch="variable"/>
    <style:font-face style:name="Courier New3" svg:font-family="'Courier New', 'DejaVu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imSun3" svg:font-family="SimSun, 'Droid Sans Fallback'" style:font-family-generic="system" style:font-pitch="variable"/>
    <style:font-face style:name="Symbol3"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hi" style:country-asian="IN"/>
    </style:style>
    <style:style style:name="Heading_20_1" style:display-name="Heading 1" style:family="graphic">
      <style:paragraph-properties fo:margin-top="0.746cm" fo:margin-bottom="0.187cm" fo:line-height="100%" fo:text-align="start" style:text-autospace="none" style:writing-mode="lr-tb"/>
      <style:text-properties style:use-window-font-color="true" style:font-name="Arial2" fo:font-family="Arial, 'DejaVu Sans'" style:font-family-generic="swiss" fo:font-size="16pt" fo:language="en" fo:country="US" fo:font-style="normal" fo:font-weight="bold" style:letter-kerning="true" style:font-name-asian="Arial2" style:font-family-asian="Arial, 'DejaVu Sans'" style:font-family-generic-asian="swiss" style:font-size-asian="10pt" style:language-asian="zh" style:country-asian="CN" style:font-style-asian="normal" style:font-weight-asian="bold" style:font-style-complex="normal" style:font-weight-complex="bold"/>
    </style:style>
    <style:style style:name="Heading_20_2" style:display-name="Heading 2" style:family="graphic">
      <style:paragraph-properties fo:margin-top="0.746cm" fo:margin-bottom="0.187cm" fo:line-height="100%" fo:text-align="start" style:text-autospace="none" style:writing-mode="lr-tb"/>
      <style:text-properties style:use-window-font-color="true" style:font-name="Arial2" fo:font-family="Arial, 'DejaVu Sans'" style:font-family-generic="swiss" fo:font-size="14pt" fo:language="en" fo:country="US" fo:font-style="italic" fo:font-weight="bold" style:letter-kerning="true" style:font-name-asian="Arial2" style:font-family-asian="Arial, 'DejaVu Sans'" style:font-family-generic-asian="swiss" style:font-size-asian="10pt" style:language-asian="zh" style:country-asian="CN" style:font-style-asian="italic" style:font-weight-asian="bold" style:font-style-complex="italic" style:font-weight-complex="bold"/>
    </style:style>
    <style:style style:name="Heading_20_3" style:display-name="Heading 3" style:family="graphic">
      <style:paragraph-properties fo:margin-top="0.746cm" fo:margin-bottom="0.187cm" fo:line-height="100%" fo:text-align="start" style:text-autospace="none" style:writing-mode="lr-tb"/>
      <style:text-properties style:use-window-font-color="true" style:font-name="Arial2" fo:font-family="Arial, 'DejaVu Sans'" style:font-family-generic="swiss" fo:font-size="13pt" fo:language="en" fo:country="US" fo:font-weight="bold" style:letter-kerning="true" style:font-name-asian="Arial2" style:font-family-asian="Arial, 'DejaVu Sans'" style:font-family-generic-asian="swiss" style:font-size-asian="10pt" style:language-asian="zh" style:country-asian="CN" style:font-weight-asian="bold" style:font-weight-complex="bold"/>
    </style:style>
    <style:style style:name="Heading_20_4" style:display-name="Heading 4" style:family="graphic">
      <style:paragraph-properties fo:margin-top="0.746cm" fo:margin-bottom="0.187cm" fo:line-height="100%" fo:text-align="start" style:text-autospace="none" style:writing-mode="lr-tb"/>
      <style:text-properties style:use-window-font-color="true" style:font-name="Times New Roman" fo:font-family="'Times New Roman'" style:font-family-generic="roman" style:font-pitch="variable" fo:font-size="14pt" fo:language="en" fo:country="US" fo:font-weight="bold" style:letter-kerning="true" style:font-name-asian="Times New Roman" style:font-family-asian="'Times New Roman'" style:font-family-generic-asian="roman" style:font-pitch-asian="variable" style:font-size-asian="10pt" style:language-asian="zh" style:country-asian="CN" style:font-weight-asian="bold" style:font-weight-complex="bold"/>
    </style:style>
    <style:style style:name="Heading_20_5" style:display-name="Heading 5" style:family="graphic">
      <style:paragraph-properties fo:margin-top="0.746cm" fo:margin-bottom="0.187cm" fo:line-height="100%" fo:text-align="start" style:text-autospace="none" style:writing-mode="lr-tb"/>
      <style:text-properties style:use-window-font-color="true" style:font-name="Times New Roman" fo:font-family="'Times New Roman'" style:font-family-generic="roman" style:font-pitch="variable" fo:font-size="13pt" fo:language="en" fo:country="US" fo:font-style="italic" fo:font-weight="bold" style:letter-kerning="true" style:font-name-asian="Times New Roman" style:font-family-asian="'Times New Roman'" style:font-family-generic-asian="roman" style:font-pitch-asian="variable" style:font-size-asian="10pt" style:language-asian="zh" style:country-asian="CN" style:font-style-asian="italic" style:font-weight-asian="bold" style:font-style-complex="italic" style:font-weight-complex="bold"/>
    </style:style>
    <style:style style:name="Heading_20_6" style:display-name="Heading 6" style:family="graphic">
      <style:paragraph-properties fo:margin-top="0.746cm" fo:margin-bottom="0.187cm" fo:line-height="100%" fo:text-align="start" style:text-autospace="none" style:writing-mode="lr-tb"/>
      <style:text-properties style:use-window-font-color="true" style:font-name="Times New Roman" fo:font-family="'Times New Roman'" style:font-family-generic="roman" style:font-pitch="variable" fo:font-size="11pt" fo:language="en" fo:country="US" fo:font-weight="bold" style:letter-kerning="true" style:font-name-asian="Times New Roman" style:font-family-asian="'Times New Roman'" style:font-family-generic-asian="roman" style:font-pitch-asian="variable" style:font-size-asian="10pt" style:language-asian="zh" style:country-asian="CN" style:font-weight-asian="bold" style:font-weight-complex="bold"/>
    </style:style>
    <style:style style:name="Heading_20_7" style:display-name="Heading 7" style:family="graphic">
      <style:paragraph-properties fo:margin-top="0.746cm" fo:margin-bottom="0.187cm" fo:line-height="100%" fo:text-align="start" style:text-autospace="none" style:writing-mode="lr-tb"/>
      <style:text-properties style:use-window-font-color="true" style:font-name="Times New Roman" fo:font-family="'Times New Roman'" style:font-family-generic="roman" style:font-pitch="variable" fo:font-size="12pt" fo:language="en" fo:country="US" fo:font-weight="normal" style:letter-kerning="true" style:font-name-asian="Times New Roman" style:font-family-asian="'Times New Roman'" style:font-family-generic-asian="roman" style:font-pitch-asian="variable" style:font-size-asian="10pt" style:language-asian="zh" style:country-asian="CN" style:font-weight-asian="normal" style:font-weight-complex="normal"/>
    </style:style>
    <style:style style:name="Heading_20_8" style:display-name="Heading 8" style:family="graphic">
      <style:paragraph-properties fo:margin-top="0.746cm" fo:margin-bottom="0.187cm" fo:line-height="100%" fo:text-align="start" style:text-autospace="none" style:writing-mode="lr-tb"/>
      <style:text-properties style:use-window-font-color="true" style:font-name="Times New Roman" fo:font-family="'Times New Roman'" style:font-family-generic="roman" style:font-pitch="variable" fo:font-size="12pt" fo:language="en" fo:country="US" fo:font-style="italic" style:letter-kerning="true" style:font-name-asian="Times New Roman" style:font-family-asian="'Times New Roman'" style:font-family-generic-asian="roman" style:font-pitch-asian="variable" style:font-size-asian="10pt" style:language-asian="zh" style:country-asian="CN" style:font-style-asian="italic" style:font-style-complex="italic"/>
    </style:style>
    <style:style style:name="Heading_20_9" style:display-name="Heading 9" style:family="graphic">
      <style:paragraph-properties fo:margin-top="0.746cm" fo:margin-bottom="0.187cm" fo:line-height="100%" fo:text-align="start" style:text-autospace="none" style:writing-mode="lr-tb"/>
      <style:text-properties style:use-window-font-color="true" style:font-name="Arial2" fo:font-family="Arial, 'DejaVu Sans'" style:font-family-generic="swiss" fo:font-size="11pt" fo:language="en" fo:country="US" style:letter-kerning="true" style:font-name-asian="Arial2" style:font-family-asian="Arial, 'DejaVu Sans'" style:font-family-generic-asian="swiss" style:font-size-asian="10pt" style:language-asian="zh" style:country-asian="CN"/>
    </style:style>
    <style:style style:name="Emphasis" style:family="graphic">
      <style:paragraph-properties style:text-autospace="none"/>
      <style:text-properties fo:font-style="italic" style:font-style-asian="italic" style:font-style-complex="italic"/>
    </style:style>
    <style:style style:name="Default_20_Paragraph_20_Font" style:display-name="Default Paragraph Font"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ff"/>
    </style:style>
    <style:style style:name="WW8Num27z2" style:family="graphic">
      <style:paragraph-properties style:text-autospace="none"/>
      <style:text-properties style:font-name="Wingdings2" fo:font-family="Wingdings" fo:font-size="10pt" style:font-name-asian="Wingdings2" style:font-family-asian="Wingdings"/>
    </style:style>
    <style:style style:name="WW8Num27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27z0" style:family="graphic">
      <style:paragraph-properties style:text-autospace="none"/>
      <style:text-properties style:font-name="Symbol2" fo:font-family="Symbol" fo:font-size="10pt" style:font-name-asian="Symbol2" style:font-family-asian="Symbol"/>
    </style:style>
    <style:style style:name="WW8Num26z2" style:family="graphic">
      <style:paragraph-properties style:text-autospace="none"/>
      <style:text-properties style:font-name="Wingdings2" fo:font-family="Wingdings" fo:font-size="10pt" style:font-name-asian="Wingdings2" style:font-family-asian="Wingdings"/>
    </style:style>
    <style:style style:name="WW8Num26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26z0" style:family="graphic">
      <style:paragraph-properties style:text-autospace="none"/>
      <style:text-properties style:font-name="Symbol2" fo:font-family="Symbol" fo:font-size="10pt" style:font-name-asian="Symbol2" style:font-family-asian="Symbol"/>
    </style:style>
    <style:style style:name="WW8Num25z2" style:family="graphic">
      <style:paragraph-properties style:text-autospace="none"/>
      <style:text-properties style:font-name="Wingdings2" fo:font-family="Wingdings" fo:font-size="10pt" style:font-name-asian="Wingdings2" style:font-family-asian="Wingdings"/>
    </style:style>
    <style:style style:name="WW8Num25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25z0" style:family="graphic">
      <style:paragraph-properties style:text-autospace="none"/>
      <style:text-properties style:font-name="Symbol2" fo:font-family="Symbol" fo:font-size="10pt" style:font-name-asian="Symbol2" style:font-family-asian="Symbol"/>
    </style:style>
    <style:style style:name="WW8Num24z2" style:family="graphic">
      <style:paragraph-properties style:text-autospace="none"/>
      <style:text-properties style:font-name="Wingdings2" fo:font-family="Wingdings" fo:font-size="10pt" style:font-name-asian="Wingdings2" style:font-family-asian="Wingdings"/>
    </style:style>
    <style:style style:name="WW8Num24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24z0" style:family="graphic">
      <style:paragraph-properties style:text-autospace="none"/>
      <style:text-properties style:font-name="Symbol2" fo:font-family="Symbol" fo:font-size="10pt" style:font-name-asian="Symbol2" style:font-family-asian="Symbol"/>
    </style:style>
    <style:style style:name="WW8Num23z2" style:family="graphic">
      <style:paragraph-properties style:text-autospace="none"/>
      <style:text-properties style:font-name="Wingdings2" fo:font-family="Wingdings" fo:font-size="10pt" style:font-name-asian="Wingdings2" style:font-family-asian="Wingdings"/>
    </style:style>
    <style:style style:name="WW8Num23z1" style:family="graphic">
      <style:paragraph-properties style:text-autospace="none"/>
      <style:text-properties fo:color="#000000" style:font-name="Courier New2" fo:font-family="'Courier New', 'DejaVu Sans'" style:font-family-generic="modern" fo:font-size="10pt" style:font-name-asian="Courier New2" style:font-family-asian="'Courier New', 'DejaVu Sans'" style:font-family-generic-asian="modern" style:font-size-asian="9.5pt"/>
    </style:style>
    <style:style style:name="WW8Num23z0" style:family="graphic">
      <style:paragraph-properties style:text-autospace="none"/>
      <style:text-properties style:font-name="Symbol2" fo:font-family="Symbol" fo:font-size="10pt" style:font-name-asian="Symbol2" style:font-family-asian="Symbol"/>
    </style:style>
    <style:style style:name="WW8Num22z2" style:family="graphic">
      <style:paragraph-properties style:text-autospace="none"/>
      <style:text-properties style:font-name="Wingdings2" fo:font-family="Wingdings" fo:font-size="10pt" style:font-name-asian="Wingdings2" style:font-family-asian="Wingdings"/>
    </style:style>
    <style:style style:name="WW8Num22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22z0" style:family="graphic">
      <style:paragraph-properties style:text-autospace="none"/>
      <style:text-properties style:font-name="Symbol2" fo:font-family="Symbol" fo:font-size="10pt" style:font-name-asian="Symbol2" style:font-family-asian="Symbol"/>
    </style:style>
    <style:style style:name="WW8Num21z2" style:family="graphic">
      <style:paragraph-properties style:text-autospace="none"/>
      <style:text-properties style:font-name="Wingdings2" fo:font-family="Wingdings" fo:font-size="10pt" style:font-name-asian="Wingdings2" style:font-family-asian="Wingdings"/>
    </style:style>
    <style:style style:name="WW8Num21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21z0" style:family="graphic">
      <style:paragraph-properties style:text-autospace="none"/>
      <style:text-properties style:font-name="Symbol2" fo:font-family="Symbol" fo:font-size="10pt" style:font-name-asian="Symbol2" style:font-family-asian="Symbol"/>
    </style:style>
    <style:style style:name="WW8Num20z2" style:family="graphic">
      <style:paragraph-properties style:text-autospace="none"/>
      <style:text-properties style:font-name="Wingdings2" fo:font-family="Wingdings" fo:font-size="10pt" style:font-name-asian="Wingdings2" style:font-family-asian="Wingdings"/>
    </style:style>
    <style:style style:name="WW8Num20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20z0" style:family="graphic">
      <style:paragraph-properties style:text-autospace="none"/>
      <style:text-properties style:font-name="Symbol2" fo:font-family="Symbol" fo:font-size="10pt" style:font-name-asian="Symbol2" style:font-family-asian="Symbol"/>
    </style:style>
    <style:style style:name="WW8Num19z2" style:family="graphic">
      <style:paragraph-properties style:text-autospace="none"/>
      <style:text-properties style:font-name="Wingdings2" fo:font-family="Wingdings" fo:font-size="10pt" style:font-name-asian="Wingdings2" style:font-family-asian="Wingdings"/>
    </style:style>
    <style:style style:name="WW8Num19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19z0" style:family="graphic">
      <style:paragraph-properties style:text-autospace="none"/>
      <style:text-properties style:font-name="Symbol2" fo:font-family="Symbol" fo:font-size="10pt" style:font-name-asian="Symbol2" style:font-family-asian="Symbol"/>
    </style:style>
    <style:style style:name="WW8Num18z2" style:family="graphic">
      <style:paragraph-properties style:text-autospace="none"/>
      <style:text-properties style:font-name="Wingdings2" fo:font-family="Wingdings" fo:font-size="10pt" style:font-name-asian="Wingdings2" style:font-family-asian="Wingdings"/>
    </style:style>
    <style:style style:name="WW8Num18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18z0" style:family="graphic">
      <style:paragraph-properties style:text-autospace="none"/>
      <style:text-properties style:font-name="Symbol2" fo:font-family="Symbol" fo:font-size="10pt" style:font-name-asian="Symbol2" style:font-family-asian="Symbol"/>
    </style:style>
    <style:style style:name="WW8Num17z2" style:family="graphic">
      <style:paragraph-properties style:text-autospace="none"/>
      <style:text-properties style:font-name="Wingdings2" fo:font-family="Wingdings" fo:font-size="10pt" style:font-name-asian="Wingdings2" style:font-family-asian="Wingdings"/>
    </style:style>
    <style:style style:name="WW8Num17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17z0" style:family="graphic">
      <style:paragraph-properties style:text-autospace="none"/>
      <style:text-properties style:font-name="Symbol2" fo:font-family="Symbol" fo:font-size="10pt" style:font-name-asian="Symbol2" style:font-family-asian="Symbol"/>
    </style:style>
    <style:style style:name="WW8Num16z2" style:family="graphic">
      <style:paragraph-properties style:text-autospace="none"/>
      <style:text-properties style:font-name="Wingdings2" fo:font-family="Wingdings" fo:font-size="10pt" style:font-name-asian="Wingdings2" style:font-family-asian="Wingdings"/>
    </style:style>
    <style:style style:name="WW8Num16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16z0" style:family="graphic">
      <style:paragraph-properties style:text-autospace="none"/>
      <style:text-properties fo:color="#000000" style:font-name="Symbol2" fo:font-family="Symbol" fo:font-size="10pt" style:font-name-asian="Symbol2" style:font-family-asian="Symbol" style:font-size-asian="9.5pt"/>
    </style:style>
    <style:style style:name="WW8Num15z2" style:family="graphic">
      <style:paragraph-properties style:text-autospace="none"/>
      <style:text-properties style:font-name="Wingdings2" fo:font-family="Wingdings" fo:font-size="10pt" style:font-name-asian="Wingdings2" style:font-family-asian="Wingdings"/>
    </style:style>
    <style:style style:name="WW8Num15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15z0" style:family="graphic">
      <style:paragraph-properties style:text-autospace="none"/>
      <style:text-properties style:font-name="Symbol2" fo:font-family="Symbol" fo:font-size="10pt" style:font-name-asian="Symbol2" style:font-family-asian="Symbol"/>
    </style:style>
    <style:style style:name="WW8Num14z2" style:family="graphic">
      <style:paragraph-properties style:text-autospace="none"/>
      <style:text-properties style:font-name="Wingdings2" fo:font-family="Wingdings" fo:font-size="10pt" style:font-name-asian="Wingdings2" style:font-family-asian="Wingdings"/>
    </style:style>
    <style:style style:name="WW8Num14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14z0" style:family="graphic">
      <style:paragraph-properties style:text-autospace="none"/>
      <style:text-properties fo:font-variant="normal" fo:text-transform="none" fo:color="#008080" style:font-name="Symbol2" fo:font-family="Symbol" fo:font-size="10pt" fo:letter-spacing="normal" style:font-name-asian="Symbol2" style:font-family-asian="Symbol" style:font-size-asian="8pt"/>
    </style:style>
    <style:style style:name="WW8Num13z2" style:family="graphic">
      <style:paragraph-properties style:text-autospace="none"/>
      <style:text-properties style:font-name="Wingdings2" fo:font-family="Wingdings" fo:font-size="10pt" style:font-name-asian="Wingdings2" style:font-family-asian="Wingdings"/>
    </style:style>
    <style:style style:name="WW8Num13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13z0" style:family="graphic">
      <style:paragraph-properties style:text-autospace="none"/>
      <style:text-properties fo:font-variant="normal" fo:text-transform="none" fo:color="#008080" style:font-name="Symbol2" fo:font-family="Symbol" fo:font-size="10pt" fo:letter-spacing="normal" style:font-name-asian="Symbol2" style:font-family-asian="Symbol" style:font-size-asian="8pt"/>
    </style:style>
    <style:style style:name="WW8Num12z3" style:family="graphic">
      <style:paragraph-properties style:text-autospace="none"/>
      <style:text-properties style:font-name="Wingdings2" fo:font-family="Wingdings" fo:font-size="10pt" style:font-name-asian="Wingdings2" style:font-family-asian="Wingdings"/>
    </style:style>
    <style:style style:name="WW8Num12z2" style:family="graphic">
      <style:paragraph-properties style:text-autospace="none"/>
      <style:text-properties style:font-name="Wingdings2" fo:font-family="Wingdings" fo:font-size="10pt" style:font-name-asian="Wingdings2" style:font-family-asian="Wingdings"/>
    </style:style>
    <style:style style:name="WW8Num12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12z0" style:family="graphic">
      <style:paragraph-properties style:text-autospace="none"/>
      <style:text-properties fo:font-variant="normal" fo:text-transform="none" fo:color="#808080" style:font-name="Symbol2" fo:font-family="Symbol" fo:font-size="10pt" fo:letter-spacing="normal" style:font-name-asian="Symbol2" style:font-family-asian="Symbol" style:font-size-asian="8pt"/>
    </style:style>
    <style:style style:name="WW8Num11z0" style:family="graphic">
      <style:paragraph-properties style:text-autospace="none"/>
      <style:text-properties fo:font-size="12pt" fo:font-weight="normal" style:font-size-asian="12pt" style:font-weight-asian="normal" style:font-size-complex="12pt" style:font-weight-complex="normal"/>
    </style:style>
    <style:style style:name="WW8Num10z1" style:family="graphic">
      <style:paragraph-properties style:text-autospace="none"/>
      <style:text-properties style:font-name="Symbol2" fo:font-family="Symbol" fo:font-size="10pt" style:font-name-asian="Symbol2" style:font-family-asian="Symbol"/>
    </style:style>
    <style:style style:name="WW8Num10z0" style:family="graphic">
      <style:paragraph-properties style:text-autospace="none"/>
      <style:text-properties fo:font-variant="normal" fo:text-transform="none" fo:color="#000000" style:font-name="Symbol2" fo:font-family="Symbol" fo:font-size="10pt" fo:letter-spacing="normal" style:font-name-asian="Symbol2" style:font-family-asian="Symbol" style:font-size-asian="8pt"/>
    </style:style>
    <style:style style:name="WW8Num9z0" style:family="graphic">
      <style:paragraph-properties style:text-autospace="none"/>
      <style:text-properties fo:font-variant="normal" fo:text-transform="none" fo:color="#808080" style:font-name="Symbol2" fo:font-family="Symbol" fo:font-size="10pt" fo:letter-spacing="normal" style:font-name-asian="Symbol2" style:font-family-asian="Symbol" style:font-size-asian="10.5pt"/>
    </style:style>
    <style:style style:name="WW8Num8z0" style:family="graphic">
      <style:paragraph-properties style:text-autospace="none"/>
      <style:text-properties fo:font-variant="normal" fo:text-transform="none" fo:color="#800080" style:font-name="Symbol2" fo:font-family="Symbol" fo:font-size="10pt" fo:letter-spacing="normal" style:font-name-asian="Symbol2" style:font-family-asian="Symbol" style:font-size-asian="10.5pt"/>
    </style:style>
    <style:style style:name="WW8Num7z0" style:family="graphic">
      <style:paragraph-properties style:text-autospace="none"/>
      <style:text-properties fo:font-variant="normal" fo:text-transform="none" fo:font-size="12pt" fo:letter-spacing="normal" fo:font-style="normal" style:font-size-asian="12pt" style:font-style-asian="normal" style:font-size-complex="12pt" style:font-style-complex="normal"/>
    </style:style>
    <style:style style:name="WW8Num6z0" style:family="graphic">
      <style:paragraph-properties style:text-autospace="none"/>
      <style:text-properties style:font-name="Symbol2" fo:font-family="Symbol" fo:font-size="10pt" style:font-name-asian="Symbol2" style:font-family-asian="Symbol"/>
    </style:style>
    <style:style style:name="WW8Num5z0" style:family="graphic">
      <style:paragraph-properties style:text-autospace="none"/>
      <style:text-properties fo:font-variant="normal" fo:text-transform="none" fo:color="#000000" style:font-name="Symbol2" fo:font-family="Symbol" fo:font-size="10pt" fo:letter-spacing="normal" style:font-name-asian="Symbol2" style:font-family-asian="Symbol" style:font-size-asian="10.5pt"/>
    </style:style>
    <style:style style:name="WW8Num4z3" style:family="graphic">
      <style:paragraph-properties style:text-autospace="none"/>
      <style:text-properties style:font-name="Wingdings2" fo:font-family="Wingdings" fo:font-size="10pt" style:font-name-asian="Wingdings2" style:font-family-asian="Wingdings"/>
    </style:style>
    <style:style style:name="WW8Num4z2" style:family="graphic">
      <style:paragraph-properties style:text-autospace="none"/>
      <style:text-properties style:font-name="Wingdings2" fo:font-family="Wingdings" fo:font-size="10pt" style:font-name-asian="Wingdings2" style:font-family-asian="Wingdings"/>
    </style:style>
    <style:style style:name="WW8Num4z1" style:family="graphic">
      <style:paragraph-properties style:text-autospace="none"/>
      <style:text-properties style:font-name="Courier New2" fo:font-family="'Courier New', 'DejaVu Sans'" style:font-family-generic="modern" fo:font-size="10pt" style:font-name-asian="Courier New2" style:font-family-asian="'Courier New', 'DejaVu Sans'" style:font-family-generic-asian="modern"/>
    </style:style>
    <style:style style:name="WW8Num4z0" style:family="graphic">
      <style:paragraph-properties style:text-autospace="none"/>
      <style:text-properties style:font-name="Symbol2" fo:font-family="Symbol" fo:font-size="10pt" style:font-name-asian="Symbol2" style:font-family-asian="Symbol"/>
    </style:style>
    <style:style style:name="WW8Num3z0" style:family="graphic">
      <style:paragraph-properties style:text-autospace="none"/>
      <style:text-properties fo:font-variant="normal" fo:text-transform="none" fo:color="#808080" style:font-name="Symbol2" fo:font-family="Symbol" fo:font-size="10pt" fo:letter-spacing="normal" style:font-name-asian="Symbol2" style:font-family-asian="Symbol" style:font-size-asian="10.5pt"/>
    </style:style>
    <style:style style:name="WW8Num2z1" style:family="graphic">
      <style:paragraph-properties style:text-autospace="none"/>
      <style:text-properties style:font-name="Symbol2" fo:font-family="Symbol" fo:font-size="10pt" style:font-name-asian="Symbol2" style:font-family-asian="Symbol"/>
    </style:style>
    <style:style style:name="WW8Num2z0" style:family="graphic">
      <style:paragraph-properties style:text-autospace="none"/>
      <style:text-properties fo:font-variant="normal" fo:text-transform="none" fo:color="#800080" style:font-name="Symbol2" fo:font-family="Symbol" fo:font-size="10pt" fo:letter-spacing="normal" style:font-name-asian="Symbol2" style:font-family-asian="Symbol" style:font-size-asian="10.5pt"/>
    </style:style>
    <style:style style:name="WW8Num1z0" style:family="graphic">
      <style:paragraph-properties style:text-autospace="none"/>
      <style:text-properties fo:font-variant="normal" fo:text-transform="none" fo:font-size="12pt" fo:letter-spacing="normal" fo:font-style="normal" style:font-size-asian="12pt" style:font-style-asian="normal" style:font-size-complex="12pt" style:font-style-complex="normal"/>
    </style:style>
    <style:style style:name="Frame_20_Contents" style:display-name="Fram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zh" style:country-asian="CN"/>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n" fo:country="US" fo:font-weight="bold" style:letter-kerning="true" style:font-name-asian="Times New Roman" style:font-family-asian="'Times New Roman'" style:font-family-generic-asian="roman" style:font-pitch-asian="variable" style:font-size-asian="10pt" style:language-asian="zh" style:country-asian="CN"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zh" style:country-asian="CN"/>
    </style:style>
    <style:style style:name="z-窗体底端" style:family="graphic">
      <style:paragraph-properties fo:text-align="center" style:text-autospace="none" style:writing-mode="lr-tb"/>
      <style:text-properties style:use-window-font-color="true" style:font-name="Arial2" fo:font-family="Arial, 'DejaVu Sans'" style:font-family-generic="swiss" fo:font-size="8pt" fo:language="en" fo:country="US" style:letter-kerning="true" style:font-name-asian="Times New Roman" style:font-family-asian="'Times New Roman'" style:font-family-generic-asian="roman" style:font-pitch-asian="variable" style:font-size-asian="10pt" style:language-asian="zh" style:country-asian="CN"/>
    </style:style>
    <style:style style:name="Footer" style:family="graphic">
      <style:paragraph-properties fo:text-align="start" style:text-autospace="none" style:writing-mode="lr-tb">
        <style:tab-stops>
          <style:tab-stop style:position="12.92cm" style:type="center"/>
          <style:tab-stop style:position="25.843cm" style:type="right"/>
        </style:tab-stops>
      </style:paragraph-properties>
      <style:text-properties style:use-window-font-color="true" style:font-name="Times New Roman" fo:font-family="'Times New Roman'" style:font-family-generic="roman" style:font-pitch="variable" fo:font-size="9pt" fo:language="en" fo:country="US" style:letter-kerning="true" style:font-name-asian="Times New Roman" style:font-family-asian="'Times New Roman'" style:font-family-generic-asian="roman" style:font-pitch-asian="variable" style:font-size-asian="9pt" style:language-asian="zh" style:country-asian="CN"/>
    </style:style>
    <style:style style:name="Header" style:family="graphic">
      <style:paragraph-properties fo:text-align="start" style:text-autospace="none" style:writing-mode="lr-tb">
        <style:tab-stops>
          <style:tab-stop style:position="12.92cm" style:type="center"/>
          <style:tab-stop style:position="25.843cm" style:type="right"/>
        </style:tab-stops>
      </style:paragraph-properties>
      <style:text-properties style:use-window-font-color="true" style:font-name="Times New Roman" fo:font-family="'Times New Roman'" style:font-family-generic="roman" style:font-pitch="variable" fo:font-size="9pt" fo:language="en" fo:country="US" style:letter-kerning="true" style:font-name-asian="Times New Roman" style:font-family-asian="'Times New Roman'" style:font-family-generic-asian="roman" style:font-pitch-asian="variable" style:font-size-asian="9pt" style:language-asian="zh" style:country-asian="CN"/>
    </style:style>
    <style:style style:name="HTML_20_Preformatted" style:display-name="HTML Preformatted" style:family="graphic">
      <style:paragraph-properties fo:text-align="start"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SimSun2" fo:font-family="SimSun, 'Droid Sans Fallback'" style:font-family-generic="swiss" fo:font-size="12pt" fo:language="en" fo:country="US" style:letter-kerning="true" style:font-name-asian="SimSun2" style:font-family-asian="SimSun, 'Droid Sans Fallback'" style:font-family-generic-asian="swiss" style:font-size-asian="12pt" style:language-asian="ar" style:country-asian="none"/>
    </style:style>
    <style:style style:name="z-窗体顶端" style:family="graphic">
      <style:paragraph-properties fo:text-align="center" style:text-autospace="none" style:writing-mode="lr-tb"/>
      <style:text-properties style:use-window-font-color="true" style:font-name="Arial2" fo:font-family="Arial, 'DejaVu Sans'" style:font-family-generic="swiss" fo:font-size="8pt" fo:language="en" fo:country="US" style:letter-kerning="true" style:font-name-asian="Times New Roman" style:font-family-asian="'Times New Roman'" style:font-family-generic-asian="roman" style:font-pitch-asian="variable" style:font-size-asian="10pt" style:language-asian="zh" style:country-asian="CN"/>
    </style:style>
    <style:style style:name="Normal_20__28_Web_29_" style:display-name="Normal (Web)" style:family="graphic">
      <style:paragraph-properties fo:margin-left="0cm" fo:margin-right="0cm" fo:margin-top="0.871cm" fo:margin-bottom="0.871cm" fo:text-align="start" fo:text-indent="0cm" style:text-autospace="none"/>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none"/>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ohit Devanagari2" style:font-family-asian="'Lohit Devanagari'" style:font-size-asian="10pt" style:language-asian="zh" style:country-asian="CN"/>
    </style:style>
    <style:style style:name="Caption"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n" fo:country="US" fo:font-style="italic" style:letter-kerning="true" style:font-name-asian="Lohit Devanagari2" style:font-family-asian="'Lohit Devanagari'" style:font-size-asian="12pt" style:language-asian="zh" style:country-asian="CN" style:font-style-asian="italic" style:font-style-complex="italic"/>
    </style:style>
    <style:style style:name="List"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ohit Devanagari2" style:font-family-asian="'Lohit Devanagari'" style:font-size-asian="10pt" style:language-asian="zh" style:country-asian="CN"/>
    </style:style>
    <style:style style:name="Text_20_Body" style:display-name="Text Body"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zh" style:country-asian="C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frame draw:style-name="Mgr3" draw:text-style-name="MP7" draw:layer="backgroundobjects" svg:width="21.651cm" svg:height="4.465cm" svg:x="-0.162cm" svg:y="0.3cm">
        <draw:image xlink:href="Pictures/100010580000909C0000166FD21A14F0A9096EB5.svg" xlink:type="simple" xlink:show="embed" xlink:actuate="onLoad">
          <text:p/>
        </draw:image>
        <draw:image xlink:href="Pictures/1000020100000577000000D9945FCD347FCCF1F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7T17:16:00.811686230</meta:creation-date>
    <dc:date>2018-04-07T22:31:12.304176802</dc:date>
    <meta:editing-duration>PT3H3M44S</meta:editing-duration>
    <meta:editing-cycles>2</meta:editing-cycles>
    <meta:generator>LibreOffice/5.1.2.2$Linux_X86_64 LibreOffice_project/10m0$Build-2</meta:generator>
    <meta:document-statistic meta:object-count="73"/>
  </office:meta>
</office:document-meta>
</file>